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Singlet</text:p>
          </table:table-cell>
          <table:table-cell office:value-type="string" calcext:value-type="string">
            <text:p>RHF</text:p>
          </table:table-cell>
          <table:table-cell office:value-type="float" office:value="-38.9877830466" calcext:value-type="float">
            <text:p>-38.9877830466</text:p>
          </table:table-cell>
        </table:table-row>
        <table:table-row table:style-name="ro1">
          <table:table-cell office:value-type="string" calcext:value-type="string">
            <text:p>Triplet</text:p>
          </table:table-cell>
          <table:table-cell office:value-type="string" calcext:value-type="string">
            <text:p>ROHF</text:p>
          </table:table-cell>
          <table:table-cell office:value-type="float" office:value="-39.0173538267" calcext:value-type="float">
            <text:p>-39.0173538267</text:p>
          </table:table-cell>
        </table:table-row>
        <table:table-row table:style-name="ro1">
          <table:table-cell office:value-type="string" calcext:value-type="string">
            <text:p>Triplet</text:p>
          </table:table-cell>
          <table:table-cell office:value-type="string" calcext:value-type="string">
            <text:p>UHF</text:p>
          </table:table-cell>
          <table:table-cell office:value-type="float" office:value="-39.0195273196" calcext:value-type="float">
            <text:p>-39.0195273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gpc </meta:initial-creator>
    <meta:creation-date>2016-03-07T21:56:50.233019344</meta:creation-date>
    <meta:generator>LibreOffice/5.0.3.2$Linux_X86_64 LibreOffice_project/00m0$Build-2</meta:generator>
    <dc:date>2016-03-07T22:25:20.501324496</dc:date>
    <dc:creator>marcosgpc </dc:creator>
    <meta:editing-duration>PT28M30S</meta:editing-duration>
    <meta:editing-cycles>1</meta:editing-cycles>
    <meta:document-statistic meta:table-count="1" meta:cell-count="11" meta:object-count="0"/>
  </office:meta>
</office:document-meta>
</file>